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Text_20_body" style:list-style-name="L1">
      <style:paragraph-properties fo:orphans="2" fo:widows="2"/>
      <style:text-properties fo:font-variant="normal" fo:text-transform="none" fo:color="#000000" style:font-name="Helvetica Neue" fo:font-size="9.75pt" fo:letter-spacing="normal" fo:font-style="normal" fo:font-weight="normal"/>
    </style:style>
    <style:style style:name="P3" style:family="paragraph" style:parent-style-name="Text_20_body" style:list-style-name="L1">
      <style:paragraph-properties fo:margin-top="0in" fo:margin-bottom="0in" fo:orphans="2" fo:widows="2"/>
      <style:text-properties fo:font-variant="normal" fo:text-transform="none" fo:color="#000000" style:font-name="Helvetica Neue" fo:font-size="9.75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Hiring Manager:</text:p>
      <text:p text:style-name="P1"/>
      <text:p text:style-name="P1">I <text:s/>came across a listing for this position while on Indeed.com and upon doing further research, I became excited about the work that Jopwell is doing. As an ethnic minority living in the south, I have had my share of overt and subtle racism pointed towards me, but I also know that as an Asian bearing the “model minority” stereotype, I occupy a position of privilege in economic and employment advancements. I want to be able to use this along with my technical expertise to be an ally to those who are underrepresented.</text:p>
      <text:p text:style-name="P1"/>
      <text:p text:style-name="P1">Throughout my years as a computer science major at Carleton College, I've been making sure to get a wide range of exposures, both in and outside of my major. Through some of the foundational classes, I've gained thorough experience in developing in a unix/linux environment. Furthermore, I have experience creating and working with REST APIs. In particular, in Software Design, I created a REST-ful API implemented in python that connects a front end to a Postgres database. Additionally, I took the not-so-popular Operating Systems course which introduced me to a lot of the concepts involved in working with distributed systems. Outside of my department, I explored various courses in the humanities to gain different ways of looking at the same problem. A course that stands out is Designing for Diversity which focused on the considerations that one must take if a system is to be as inclusive as possible.</text:p>
      <text:p text:style-name="P1"/>
      <text:p text:style-name="P1">I've applied the knowledge gained in my coursework in summer work opportunities in my past two summers. During my time in Lotic Labs, I worked on making calls to web APIs to process and store data put out by various environmental government agencies. This past summer, I worked on creating a prototype for a new social media platform that would emphasize connections in a locale. I created the backend, which included data storage and credentials management using AWS, and the frontend using Apache Cordova, which allows for mobile application development through HTML, CSS, and Javascript code. Though I cannot distribute an installation of this app, I do have a document with screenshots and descriptions of the features available at request.</text:p>
      <text:p text:style-name="P1"/>
      <text:p text:style-name="P1">I feel that I have a strong background that is relevant to the work, and a passion to improve the state of providing equal opportunity for disadvantaged groups in the job market. Thank you for your consideration.</text:p>
      <text:p text:style-name="P1"/>
      <text:p text:style-name="P1">Sincerely,</text:p>
      <text:p text:style-name="P1">Ju Yun Kim<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 Yun Kim</meta:initial-creator>
    <meta:creation-date>2017-12-14T18:41:06.44</meta:creation-date>
    <dc:date>2017-12-14T21:27:24.16</dc:date>
    <dc:creator>Ju Yun Kim</dc:creator>
    <meta:editing-duration>PT2H14M4S</meta:editing-duration>
    <meta:editing-cycles>2</meta:editing-cycles>
    <meta:generator>OpenOffice/4.1.4$Win32 OpenOffice.org_project/414m5$Build-9788</meta:generator>
    <meta:document-statistic meta:table-count="0" meta:image-count="0" meta:object-count="0" meta:page-count="1" meta:paragraph-count="7" meta:word-count="406" meta:character-count="2428"/>
  </office:meta>
</office:document-meta>
</file>